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0.7252in"/>
    </style:style>
    <style:style style:name="co12" style:family="table-column">
      <style:table-column-properties fo:break-before="auto" style:column-width="0.8193in"/>
    </style:style>
    <style:style style:name="co13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100"/>
  </office:automatic-styles>
  <office:body>
    <office:spreadsheet>
      <table:calculation-settings table:case-sensitive="false" table:use-regular-expressions="false"/>
      <table:table table:name="Worksp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>
            <text:p>Shortcut</text:p>
          </table:table-cell>
          <table:table-cell>
            <text:p>Use</text:p>
          </table:table-cell>
          <table:table-cell>
            <text:p>Committed</text:p>
          </table:table-cell>
          <table:table-cell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>
            <text:p>Criteria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>
            <text:p>Y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Z</text:p>
          </table:table-cell>
          <table:table-cell>
            <text:p><text:s/></text:p>
          </table:table-cell>
          <table:table-cell table:style-name="ce3">
            <text:p><text:s/></text:p>
          </table:table-cell>
          <table:table-cell table:number-columns-repeated="253"/>
        </table:table-row>
        <table:table-row table:style-name="ro1">
          <table:table-cell>
            <text:p>F</text:p>
          </table:table-cell>
          <table:table-cell>
            <text:p>Apply dialog font to help view</text:p>
          </table:table-cell>
          <table:table-cell table:number-columns-repeated="254"/>
        </table:table-row>
        <table:table-row table:style-name="ro1">
          <table:table-cell>
            <text:p>U</text:p>
          </table:table-cell>
          <table:table-cell>
            <text:p>Help View Font Size</text:p>
          </table:table-cell>
          <table:table-cell table:number-columns-repeated="254"/>
        </table:table-row>
        <table:table-row table:style-name="ro1">
          <table:table-cell>
            <text:p>G 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4" table:number-columns-repeated="5" table:default-cell-style-name="Default"/>
        <table:table-column table:style-name="co13" table:default-cell-style-name="Default"/>
        <table:table-column table:style-name="co4" table:number-columns-repeated="239" table:default-cell-style-name="Default"/>
        <table:table-row table:style-name="ro1">
          <table:table-cell>
            <text:p>Plugin</text:p>
          </table:table-cell>
          <table:table-cell office:value-type="float" office:value="3.3">
            <text:p>3.3</text:p>
          </table:table-cell>
          <table:table-cell>
            <text:p>3.3.1</text:p>
          </table:table-cell>
          <table:table-cell>
            <text:p>3.3.2</text:p>
          </table:table-cell>
          <table:table-cell office:value-type="float" office:value="3.4">
            <text:p>3.4</text:p>
          </table:table-cell>
          <table:table-cell>
            <text:p>3.4.1</text:p>
          </table:table-cell>
          <table:table-cell>
            <text:p>3.4.1 Patch</text:p>
          </table:table-cell>
          <table:table-cell>
            <text:p>3.4.2</text:p>
          </table:table-cell>
          <table:table-cell>
            <text:p>3.4.2 Patch</text:p>
          </table:table-cell>
          <table:table-cell>
            <text:p>3.4.2 Patch 2</text:p>
          </table:table-cell>
          <table:table-cell office:value-type="float" office:value="3.5">
            <text:p>3.5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2 MP</text:p>
          </table:table-cell>
          <table:table-cell office:value-type="float" office:value="3.6">
            <text:p>3.6</text:p>
          </table:table-cell>
          <table:table-cell>
            <text:p>3.6MP1</text:p>
          </table:table-cell>
          <table:table-cell>
            <text:p>3.6.1</text:p>
          </table:table-cell>
          <table:table-cell office:value-type="float" office:value="3.7">
            <text:p>3.7</text:p>
          </table:table-cell>
          <table:table-cell table:number-columns-repeated="238"/>
        </table:table-row>
        <table:table-row table:style-name="ro1">
          <table:table-cell table:number-columns-repeated="256"/>
        </table:table-row>
        <table:table-row table:style-name="ro1">
          <table:table-cell>
            <text:p>org.eclipse.help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/>
          <table:table-cell>
            <text:p>3.3.102</text:p>
          </table:table-cell>
          <table:table-cell table:number-columns-repeated="2"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 table:number-columns-repeated="241"/>
        </table:table-row>
        <table:table-row table:style-name="ro1">
          <table:table-cell>
            <text:p>org.eclipse.help.appserver</text:p>
          </table:table-cell>
          <table:table-cell>
            <text:p>3.1.200</text:p>
          </table:table-cell>
          <table:table-cell table:number-columns-repeated="2"/>
          <table:table-cell>
            <text:p>3.1.300</text:p>
          </table:table-cell>
          <table:table-cell table:number-columns-repeated="5"/>
          <table:table-cell>
            <text:p>3.1.400</text:p>
          </table:table-cell>
          <table:table-cell table:number-columns-repeated="245"/>
        </table:table-row>
        <table:table-row table:style-name="ro2">
          <table:table-cell>
            <text:p>org.eclipse.help.base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/>
          <table:table-cell>
            <text:p>3.3.105</text:p>
          </table:table-cell>
          <table:table-cell>
            <text:p>3.4.0</text:p>
          </table:table-cell>
          <table:table-cell table:number-columns-repeated="2"/>
          <table:table-cell table:style-name="ce4">
            <text:p>3.4.1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6.0</text:p>
          </table:table-cell>
          <table:table-cell table:number-columns-repeated="238"/>
        </table:table-row>
        <table:table-row table:style-name="ro1">
          <table:table-cell table:number-columns-repeated="13"/>
          <table:table-cell table:style-name="ce4"/>
          <table:table-cell table:number-columns-repeated="242"/>
        </table:table-row>
        <table:table-row table:style-name="ro1">
          <table:table-cell>
            <text:p>org.eclipse.help.ui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>
            <text:p><text:s/></text:p>
          </table:table-cell>
          <table:table-cell>
            <text:p>3.3.102</text:p>
          </table:table-cell>
          <table:table-cell table:number-columns-repeated="2"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8"/>
        </table:table-row>
        <table:table-row table:style-name="ro1">
          <table:table-cell>
            <text:p>org.eclipse.help.webapp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102</text:p>
          </table:table-cell>
          <table:table-cell>
            <text:p>3.3.103</text:p>
          </table:table-cell>
          <table:table-cell>
            <text:p>3.4.0</text:p>
          </table:table-cell>
          <table:table-cell>
            <text:p>3.4.1</text:p>
          </table:table-cell>
          <table:table-cell/>
          <table:table-cell table:style-name="ce4">
            <text:p>3.4.2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8"/>
        </table:table-row>
        <table:table-row table:style-name="ro1">
          <table:table-cell>
            <text:p>org.eclipse.ua.tests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4"/>
          <table:table-cell>
            <text:p>3.3.200</text:p>
          </table:table-cell>
          <table:table-cell>
            <text:p>3.3.201</text:p>
          </table:table-cell>
          <table:table-cell/>
          <table:table-cell table:style-name="ce4">
            <text:p>3.3.202</text:p>
          </table:table-cell>
          <table:table-cell>
            <text:p>3.2.300</text:p>
          </table:table-cell>
          <table:table-cell>
            <text:p>3.3.301</text:p>
          </table:table-cell>
          <table:table-cell>
            <text:p>3.3.302</text:p>
          </table:table-cell>
          <table:table-cell>
            <text:p>3.3.400</text:p>
          </table:table-cell>
          <table:table-cell table:number-columns-repeated="238"/>
        </table:table-row>
        <table:table-row table:style-name="ro1">
          <table:table-cell table:number-columns-repeated="13"/>
          <table:table-cell table:style-name="ce4"/>
          <table:table-cell table:number-columns-repeated="242"/>
        </table:table-row>
        <table:table-row table:style-name="ro1">
          <table:table-cell>
            <text:p>org.eclipse.ua.tests.doc</text:p>
          </table:table-cell>
          <table:table-cell table:number-columns-repeated="13"/>
          <table:table-cell>
            <text:p>1.0.0</text:p>
          </table:table-cell>
          <table:table-cell table:number-columns-repeated="241"/>
        </table:table-row>
        <table:table-row table:style-name="ro1">
          <table:table-cell>
            <text:p>org.eclipse.ui.browser</text:p>
          </table:table-cell>
          <table:table-cell>
            <text:p>3.2.100</text:p>
          </table:table-cell>
          <table:table-cell>
            <text:p><text:s/>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2"/>
          <table:table-cell>
            <text:p>3.2.202</text:p>
          </table:table-cell>
          <table:table-cell/>
          <table:table-cell>
            <text:p>3.2.300</text:p>
          </table:table-cell>
          <table:table-cell/>
          <table:table-cell>
            <text:p>3.2.301</text:p>
          </table:table-cell>
          <table:table-cell/>
          <table:table-cell>
            <text:p>3.3.0</text:p>
          </table:table-cell>
          <table:table-cell table:number-columns-repeated="241"/>
        </table:table-row>
        <table:table-row table:style-name="ro1">
          <table:table-cell>
            <text:p>org.eclipse.ui.cheatsheet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4"/>
          <table:table-cell>
            <text:p>3.3.200</text:p>
          </table:table-cell>
          <table:table-cell table:number-columns-repeated="3"/>
          <table:table-cell>
            <text:p>3.4.0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>
            <text:p>org.eclipse.ui.form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 table:number-columns-repeated="2"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8"/>
        </table:table-row>
        <table:table-row table:style-name="ro1">
          <table:table-cell>
            <text:p>org.eclipse.ui.intro</text:p>
          </table:table-cell>
          <table:table-cell>
            <text:p>3.2.100</text:p>
          </table:table-cell>
          <table:table-cell>
            <text:p>3.2.101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4"/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/>
          <table:table-cell>
            <text:p>3.4.0</text:p>
          </table:table-cell>
          <table:table-cell table:number-columns-repeated="241"/>
        </table:table-row>
        <table:table-row table:style-name="ro1">
          <table:table-cell>
            <text:p>org.eclipse.ui.intro.universal</text:p>
          </table:table-cell>
          <table:table-cell>
            <text:p>3.2.100</text:p>
          </table:table-cell>
          <table:table-cell table:number-columns-repeated="2"/>
          <table:table-cell>
            <text:p>3.2.200</text:p>
          </table:table-cell>
          <table:table-cell table:number-columns-repeated="5"/>
          <table:table-cell>
            <text:p>3.2.300</text:p>
          </table:table-cell>
          <table:table-cell table:number-columns-repeated="3"/>
          <table:table-cell>
            <text:p>3.2.400</text:p>
          </table:table-cell>
          <table:table-cell>
            <text:p>3.2.401</text:p>
          </table:table-cell>
          <table:table-cell>
            <text:p>3.2.402</text:p>
          </table:table-cell>
          <table:table-cell>
            <text:p>3.2.500</text:p>
          </table:table-cell>
          <table:table-cell table:number-columns-repeated="238"/>
        </table:table-row>
        <table:table-row table:style-name="ro1">
          <table:table-cell>
            <text:p>org.eclipse.ui.tests.forms</text:p>
          </table:table-cell>
          <table:table-cell table:number-columns-repeated="9"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200</text:p>
          </table:table-cell>
          <table:table-cell table:number-columns-repeated="241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style:text-properties fo:color="#ff0000"/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-$</number:text>
      <number:number number:decimal-places="0" number:min-integer-digits="1" number:grouping="true"/>
      <number:text> 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time-style style:name="N510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style:print-page-order="ttb" style:first-page-number="continue" style:scale-to="100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9/21/10</text:date>, <text:time>14:1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creation-date>1996-10-14T16:33:28</meta:creation-date>
    <dc:creator>cgold</dc:creator>
    <dc:date>2010-09-21T14:12:29</dc:date>
    <meta:print-date>2010-07-27T13:37:01</meta:print-date>
    <dc:language>en-US</dc:language>
    <meta:editing-cycles>6</meta:editing-cycles>
    <meta:editing-duration>PT42M41S</meta:editing-duration>
    <meta:user-defined meta:name="Info 1"/>
    <meta:user-defined meta:name="Info 2"/>
    <meta:user-defined meta:name="Info 3"/>
    <meta:user-defined meta:name="Info 4"/>
    <meta:document-statistic meta:table-count="3" meta:cell-count="156"/>
  </office:meta>
</office:document-meta>
</file>